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54984" officeooo:paragraph-rsid="00054984"/>
    </style:style>
    <style:style style:name="P2" style:family="paragraph" style:parent-style-name="Title">
      <style:text-properties officeooo:rsid="00054984" officeooo:paragraph-rsid="00054984"/>
    </style:style>
    <style:style style:name="P3" style:family="paragraph" style:parent-style-name="Text_20_body_20_indent" style:list-style-name="L1"/>
    <style:style style:name="P4" style:family="paragraph" style:parent-style-name="Text_20_body_20_indent">
      <style:text-properties fo:font-style="italic" style:font-style-asian="italic" style:font-style-complex="italic"/>
    </style:style>
    <style:style style:name="P5" style:family="paragraph" style:parent-style-name="Text_20_body_20_indent">
      <style:text-properties fo:font-style="italic" officeooo:rsid="0008772d" officeooo:paragraph-rsid="0008772d" style:font-style-asian="italic" style:font-style-complex="italic"/>
    </style:style>
    <style:style style:name="T1" style:family="text">
      <style:text-properties officeooo:rsid="0005498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m de la formation</text:p>
      <text:h text:style-name="Heading_20_1" text:outline-level="1"><text:span text:style-name="T1">Description</text:span> de la formation :</text:h>
      <text:h text:style-name="Heading_20_3" text:outline-level="3">Intitulé de la formation :</text:h>
      <text:p text:style-name="Text_20_body_20_indent">Description de la formation en abordant la thématique et les sous thématiques. Elle décrit aussi les méthodes pédagogiques utilisées telles que les ratios pratique/cours et toutes les méthodes de suivi et d’évaluations des stagiaires.</text:p>
      <text:h text:style-name="Heading_20_3" text:outline-level="3">Compétences visées :</text:h>
      <text:p text:style-name="Text_20_body_20_indent">La liste des compétences à acquérir à l’issue la formation</text:p>
      <text:p text:style-name="P4">Note de rédaction : Proscrire <text:span text:style-name="T2">absolument</text:span><text:span text:style-name="T3"> les verbes d’état (connaître, savoir, etc..) Utiliser uniquement des verbes d’action (développer, mettre en place, utiliser, etc.).</text:span></text:p>
      <text:h text:style-name="Heading_20_3" text:outline-level="3">Public visé :</text:h>
      <text:p text:style-name="Text_20_body_20_indent">Liste publics visés</text:p>
      <text:h text:style-name="Heading_20_3" text:outline-level="3">Prérequis :</text:h>
      <text:p text:style-name="Text_20_body_20_indent">Prérequis minimaux de la formation </text:p>
      <text:p text:style-name="P4">Note de rédaction : être minimal as fuck. Faut pas faire peur.</text:p>
      <text:h text:style-name="Heading_20_3" text:outline-level="3">Nombre de jours :</text:h>
      <text:p text:style-name="Text_20_body_20_indent">X jours</text:p>
      <text:p text:style-name="P1"/>
      <text:h text:style-name="Heading_20_1" text:outline-level="1">Plan de formation</text:h>
      <text:h text:style-name="Heading_20_2" text:outline-level="2">Partie X :</text:h>
      <text:list text:style-name="L1">
        <text:list-item>
          <text:p text:style-name="P3">Item 1 du plan de partie</text:p>
        </text:list-item>
        <text:list-item>
          <text:p text:style-name="P3">Item 2 du plan de partie</text:p>
        </text:list-item>
        <text:list-item>
          <text:p text:style-name="P3">…</text:p>
        </text:list-item>
      </text:list>
      <text:h text:style-name="Heading_20_3" text:outline-level="3">Mise en pratique :</text:h>
      <text:p text:style-name="Text_20_body_20_indent">Détail de la mise en pratique. Sujet et descriptifs des TP.</text:p>
      <text:p text:style-name="P5">Note de rédaction : Ne pas hésiter à décrire très spécifiquement les TPs pour que cela soit difficile de refourguer ça à un autre stagiaire.</text:p>
      <text:h text:style-name="Heading_20_3" text:outline-level="3">Objectif de la partie :</text:h>
      <text:p text:style-name="Text_20_body_20_indent">Décrire les objectifs de la partie en détaillant la liste des compétences maitrisées à la fin de la <text:soft-page-break/>partie.</text:p>
      <text:p text:style-name="P4">Note de rédaction : pas de verbe d’état. Uniquement de verbe d’action</text:p>
      <text:h text:style-name="Heading_20_3" text:outline-level="3">Durée :</text:h>
      <text:p text:style-name="Text_20_body_20_indent">X demi-journée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style="italic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199cm" fo:margin-right="0.199cm" fo:margin-top="0.247cm" fo:margin-bottom="0.212cm" style:contextual-spacing="false" fo:line-height="100%" fo:text-align="justify" style:justify-single-word="false" style:register-true="false" fo:text-indent="0cm" style:auto-text-indent="false" style:page-number="auto"/>
      <style:text-properties fo:font-size="12pt" fo:font-style="italic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05T18:55:53.121000000</dc:date>
    <meta:editing-duration>PT31M1S</meta:editing-duration>
    <meta:editing-cycles>4</meta:editing-cycles>
    <meta:generator>LibreOffice/7.4.2.3$Windows_X86_64 LibreOffice_project/382eef1f22670f7f4118c8c2dd222ec7ad009daf</meta:generator>
    <meta:document-statistic meta:table-count="0" meta:image-count="0" meta:object-count="0" meta:page-count="2" meta:paragraph-count="27" meta:word-count="217" meta:character-count="1239" meta:non-whitespace-character-count="1051"/>
  </office:meta>
</office:document-meta>
</file>